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d30" officeooo:paragraph-rsid="00187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ierwszy etap obróbki danych polega na wypełnieniu brakujących elementów zbiorów dany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7:53:48.489391995</meta:creation-date>
    <dc:date>2023-11-16T17:54:58.539528299</dc:date>
    <meta:editing-duration>PT1M1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2" meta:character-count="91" meta:non-whitespace-character-count="80"/>
  </office:meta>
</office:document-meta>
</file>